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mbdaCompiris10" table:style-name="ta1">
        <table:shapes>
          <draw:frame draw:z-index="0" draw:style-name="gr1" draw:text-style-name="P1" svg:width="453.34pt" svg:height="255.32pt" svg:x="321pt" svg:y="34.84pt">
            <draw:object draw:notify-on-update-of-ranges="lambdaCompiris10.P1:lambdaCompiris10.P36 lambdaCompiris10.C39:lambdaCompiris10.C39 lambdaCompiris10.B1:lambdaCompiris10.B36 lambdaCompiris10.R38:lambdaCompiris10.R38 lambdaCompiris10.Q1:lambdaCompiris10.Q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5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7" calcext:value-type="float">
            <text:p>120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1208" calcext:value-type="float">
            <text:p>120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96" calcext:value-type="float">
            <text:p>1396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0.6" calcext:value-type="float">
            <text:p>0.6</text:p>
          </table:table-cell>
          <table:table-cell office:value-type="float" office:value="1211" calcext:value-type="float">
            <text:p>1211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94" calcext:value-type="float">
            <text:p>139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0.7" calcext:value-type="float">
            <text:p>0.7</text:p>
          </table:table-cell>
          <table:table-cell office:value-type="float" office:value="1211" calcext:value-type="float">
            <text:p>1211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90" calcext:value-type="float">
            <text:p>1590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0.8" calcext:value-type="float">
            <text:p>0.8</text:p>
          </table:table-cell>
          <table:table-cell office:value-type="float" office:value="1213" calcext:value-type="float">
            <text:p>121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90" calcext:value-type="float">
            <text:p>1590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0.9" calcext:value-type="float">
            <text:p>0.9</text:p>
          </table:table-cell>
          <table:table-cell office:value-type="float" office:value="1212" calcext:value-type="float">
            <text:p>121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9" calcext:value-type="float">
            <text:p>1589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91" calcext:value-type="float">
            <text:p>1591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1" calcext:value-type="float">
            <text:p>1.1</text:p>
          </table:table-cell>
          <table:table-cell office:value-type="float" office:value="1214" calcext:value-type="float">
            <text:p>121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91" calcext:value-type="float">
            <text:p>1591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2" calcext:value-type="float">
            <text:p>1.2</text:p>
          </table:table-cell>
          <table:table-cell office:value-type="float" office:value="1214" calcext:value-type="float">
            <text:p>121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91" calcext:value-type="float">
            <text:p>1591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3" calcext:value-type="float">
            <text:p>1.3</text:p>
          </table:table-cell>
          <table:table-cell office:value-type="float" office:value="1213" calcext:value-type="float">
            <text:p>121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94" calcext:value-type="float">
            <text:p>159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4" calcext:value-type="float">
            <text:p>1.4</text:p>
          </table:table-cell>
          <table:table-cell office:value-type="float" office:value="1213" calcext:value-type="float">
            <text:p>121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94" calcext:value-type="float">
            <text:p>159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5" calcext:value-type="float">
            <text:p>1.5</text:p>
          </table:table-cell>
          <table:table-cell office:value-type="float" office:value="1808" calcext:value-type="float">
            <text:p>180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94" calcext:value-type="float">
            <text:p>159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6" calcext:value-type="float">
            <text:p>1.6</text:p>
          </table:table-cell>
          <table:table-cell office:value-type="float" office:value="1446" calcext:value-type="float">
            <text:p>1446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7" calcext:value-type="float">
            <text:p>1.7</text:p>
          </table:table-cell>
          <table:table-cell office:value-type="float" office:value="1445" calcext:value-type="float">
            <text:p>1445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54" calcext:value-type="float">
            <text:p>165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8" calcext:value-type="float">
            <text:p>1.8</text:p>
          </table:table-cell>
          <table:table-cell office:value-type="float" office:value="1445" calcext:value-type="float">
            <text:p>1445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650" calcext:value-type="float">
            <text:p>1650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1.9" calcext:value-type="float">
            <text:p>1.9</text:p>
          </table:table-cell>
          <table:table-cell office:value-type="float" office:value="1853" calcext:value-type="float">
            <text:p>185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887" calcext:value-type="float">
            <text:p>188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1" calcext:value-type="float">
            <text:p>2.1</text:p>
          </table:table-cell>
          <table:table-cell office:value-type="float" office:value="1887" calcext:value-type="float">
            <text:p>188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2" calcext:value-type="float">
            <text:p>2.2</text:p>
          </table:table-cell>
          <table:table-cell office:value-type="float" office:value="1644" calcext:value-type="float">
            <text:p>1644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3" calcext:value-type="float">
            <text:p>2.3</text:p>
          </table:table-cell>
          <table:table-cell office:value-type="float" office:value="1449" calcext:value-type="float">
            <text:p>1449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4" calcext:value-type="float">
            <text:p>2.4</text:p>
          </table:table-cell>
          <table:table-cell office:value-type="float" office:value="1450" calcext:value-type="float">
            <text:p>1450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5" calcext:value-type="float">
            <text:p>2.5</text:p>
          </table:table-cell>
          <table:table-cell office:value-type="float" office:value="1451" calcext:value-type="float">
            <text:p>1451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6" calcext:value-type="float">
            <text:p>2.6</text:p>
          </table:table-cell>
          <table:table-cell office:value-type="float" office:value="1710" calcext:value-type="float">
            <text:p>1710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7" calcext:value-type="float">
            <text:p>2.7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8" calcext:value-type="float">
            <text:p>2.8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648" calcext:value-type="float">
            <text:p>1648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2.9" calcext:value-type="float">
            <text:p>2.9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1" calcext:value-type="float">
            <text:p>3.1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2" calcext:value-type="float">
            <text:p>3.2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3" calcext:value-type="float">
            <text:p>3.3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4" calcext:value-type="float">
            <text:p>3.4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652" calcext:value-type="float">
            <text:p>1652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649" calcext:value-type="float">
            <text:p>1649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6" calcext:value-type="float">
            <text:p>3.6</text:p>
          </table:table-cell>
          <table:table-cell office:value-type="float" office:value="1583" calcext:value-type="float">
            <text:p>1583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647" calcext:value-type="float">
            <text:p>164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7" calcext:value-type="float">
            <text:p>3.7</text:p>
          </table:table-cell>
          <table:table-cell office:value-type="float" office:value="1706" calcext:value-type="float">
            <text:p>1706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647" calcext:value-type="float">
            <text:p>164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8" calcext:value-type="float">
            <text:p>3.8</text:p>
          </table:table-cell>
          <table:table-cell office:value-type="float" office:value="1706" calcext:value-type="float">
            <text:p>1706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647" calcext:value-type="float">
            <text:p>164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3.9" calcext:value-type="float">
            <text:p>3.9</text:p>
          </table:table-cell>
          <table:table-cell office:value-type="float" office:value="1706" calcext:value-type="float">
            <text:p>1706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7" calcext:value-type="float">
            <text:p>1647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706" calcext:value-type="float">
            <text:p>1706</text:p>
          </table:table-cell>
          <table:table-cell office:value-type="float" office:value="0.669304949371126" calcext:value-type="float">
            <text:p>0.669304949371126</text:p>
          </table:table-cell>
          <table:table-cell office:value-type="float" office:value="0" calcext:value-type="float">
            <text:p>0</text:p>
          </table:table-cell>
          <table:table-cell office:value-type="float" office:value="0.669304949371126" calcext:value-type="float">
            <text:p>0.66930494937112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Restrictions 20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trictions 1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3:34:11.846748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5T13:36:36.206323690</dc:date>
    <meta:editing-duration>PT4M5S</meta:editing-duration>
    <meta:editing-cycles>2</meta:editing-cycles>
    <meta:document-statistic meta:table-count="1" meta:cell-count="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line" chart:style-name="ch1">
        <chart:title svg:x="7.596cm" svg:y="0.316cm" chart:style-name="ch2">
          <text:p>Iris</text:p>
        </chart:title>
        <chart:legend chart:legend-position="end" svg:x="12.031cm" svg:y="3.956cm" style:legend-expansion="high" chart:style-name="ch3"/>
        <chart:plot-area chart:style-name="ch4" table:cell-range-address="lambdaCompiris10.P1:lambdaCompiris10.Q36 lambdaCompiris10.C39:lambdaCompiris10.C39 lambdaCompiris10.B1:lambdaCompiris10.B36 lambdaCompiris10.R38:lambdaCompiris10.R38" chart:data-source-has-labels="both" svg:x="1.33cm" svg:y="1.275cm" svg:width="10.382cm" svg:height="6.572cm">
          <chartooo:coordinate-region svg:x="2.322cm" svg:y="1.454cm" svg:width="9.39cm" svg:height="5.507cm"/>
          <chart:axis chart:dimension="x" chart:name="primary-x" chart:style-name="ch5" chartooo:axis-type="auto">
            <chartooo:date-scale/>
            <chart:title svg:x="5.511cm" svg:y="8.027cm" chart:style-name="ch6">
              <text:p>Lambda Mod</text:p>
            </chart:title>
            <chart:categories table:cell-range-address="lambdaCompiris10.P1:lambdaCompiris10.P36"/>
          </chart:axis>
          <chart:axis chart:dimension="y" chart:name="primary-y" chart:style-name="ch5">
            <chart:title svg:x="0.451cm" svg:y="5.412cm" chart:style-name="ch7">
              <text:p>Iteraciones</text:p>
            </chart:title>
            <chart:grid chart:style-name="ch8" chart:class="major"/>
          </chart:axis>
          <chart:series chart:style-name="ch9" chart:values-cell-range-address="lambdaCompiris10.B1:lambdaCompiris10.B36" chart:label-cell-address="lambdaCompiris10.C39:lambdaCompiris10.C39" chart:class="chart:line">
            <chart:data-point chart:repeated="36"/>
          </chart:series>
          <chart:series chart:style-name="ch10" chart:values-cell-range-address="lambdaCompiris10.Q1:lambdaCompiris10.Q36" chart:label-cell-address="lambdaCompiris10.R38:lambdaCompiris10.R38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rictions 10%</text:p>
                <draw:g>
                  <svg:desc>lambdaCompiris10.C39:lambdaCompiris10.C39</svg:desc>
                </draw:g>
              </table:table-cell>
              <table:table-cell office:value-type="string">
                <text:p>Restrictions 20%</text:p>
                <draw:g>
                  <svg:desc>lambdaCompiris10.R38:lambdaCompiris10.R3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iris10.P1:lambdaCompiris10.P36</svg:desc>
                </draw:g>
              </table:table-cell>
              <table:table-cell office:value-type="float" office:value="1207">
                <text:p>1207</text:p>
                <draw:g>
                  <svg:desc>lambdaCompiris10.B1:lambdaCompiris10.B36</svg:desc>
                </draw:g>
              </table:table-cell>
              <table:table-cell office:value-type="float" office:value="1208">
                <text:p>1208</text:p>
                <draw:g>
                  <svg:desc>lambdaCompiris10.Q1:lambdaCompiris10.Q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396">
                <text:p>139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94">
                <text:p>1394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590">
                <text:p>159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590">
                <text:p>159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89">
                <text:p>158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591">
                <text:p>159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591">
                <text:p>159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591">
                <text:p>159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594">
                <text:p>159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594">
                <text:p>159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594">
                <text:p>159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652">
                <text:p>165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654">
                <text:p>165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650">
                <text:p>1650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48">
                <text:p>164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648">
                <text:p>164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48">
                <text:p>1648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648">
                <text:p>1648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48">
                <text:p>164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648">
                <text:p>164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648">
                <text:p>1648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648">
                <text:p>164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648">
                <text:p>164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648">
                <text:p>164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652">
                <text:p>165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52">
                <text:p>165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652">
                <text:p>165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52">
                <text:p>165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52">
                <text:p>165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649">
                <text:p>1649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647">
                <text:p>1647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647">
                <text:p>1647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647">
                <text:p>1647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7">
                <text:p>1647</text:p>
              </table:table-cell>
              <table:table-cell office:value-type="float" office:value="1706">
                <text:p>1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